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color="#000000" style:font-name="Times New Roman1" fo:font-size="12pt"/>
    </style:style>
    <style:style style:name="P4" style:family="paragraph" style:parent-style-name="Standard">
      <style:text-properties fo:color="#000000" style:font-name="Times New Roman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4pt" style:font-weight-asian="bold" style:font-size-complex="14pt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style:font-name="Times New Roman1" fo:font-size="12pt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Times New Roman1" fo:font-size="12pt" fo:font-weight="bold" style:font-size-asian="14pt" style:font-weight-asian="bold" style:font-size-complex="14pt" style:font-weight-complex="bold"/>
    </style:style>
    <style:style style:name="T10" style:family="text">
      <style:text-properties fo:color="#000000" style:font-name="Times New Roman1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1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style:font-name="Times New Roman1"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color="#000000" style:font-name="Times New Roman1"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size-asian="14pt" style:font-size-complex="14pt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8"/><text:span text:style-name="T5"><text:s text:c="2"/></text:span><text:span text:style-name="T14"><text:s text:c="4"/>Test <text:s/>Strategy</text:span></text:p>
      <text:p text:style-name="Standard"><text:span text:style-name="T5"/></text:p>
      <text:p text:style-name="Standard"><text:span text:style-name="T5"/></text:p>
      <text:p text:style-name="Standard"><text:span text:style-name="T5"><text:s text:c="6"/></text:span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><text:s text:c="5"/>Table <text:s/>of Contents : -</text:span></text:p>
      <text:p text:style-name="Standard"><text:span text:style-name="T5"><text:s text:c="3"/></text:span></text:p>
      <text:p text:style-name="Standard"><text:span text:style-name="T5"><text:s text:c="5"/></text:span><text:span text:style-name="T3"><text:s text:c="2"/>1] </text:span><text:span text:style-name="T5"><text:s text:c="2"/></text:span><text:span text:style-name="T6">Scope</text:span><text:span text:style-name="T5">---------------------------</text:span></text:p>
      <text:p text:style-name="Standard"><text:span text:style-name="T5"><text:s text:c="6"/></text:span></text:p>
      <text:p text:style-name="Standard"><text:span text:style-name="T5"><text:s text:c="5"/></text:span><text:span text:style-name="T6"><text:s text:c="2"/>2] </text:span><text:span text:style-name="T5"><text:s text:c="2"/></text:span><text:span text:style-name="T6">Test <text:s/>Approach----------------------------</text:span></text:p>
      <text:p text:style-name="Standard"><text:span text:style-name="T6"><text:s text:c="2"/></text:span></text:p>
      <text:p text:style-name="Standard"><text:span text:style-name="T6"><text:s text:c="7"/>3] <text:s text:c="3"/>Test Environment -----------------------</text:span></text:p>
      <text:p text:style-name="Standard"><text:span text:style-name="T6"><text:s text:c="2"/></text:span></text:p>
      <text:p text:style-name="Standard"><text:span text:style-name="T6"><text:s text:c="7"/>4] <text:s text:c="3"/>Testing Tools---------------</text:span></text:p>
      <text:p text:style-name="Standard"><text:span text:style-name="T6"><text:s text:c="3"/></text:span></text:p>
      <text:p text:style-name="Standard"><text:span text:style-name="T6"><text:s text:c="7"/>5] <text:s text:c="4"/>Risk Analysis---------</text:span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oft-page-break/><text:span text:style-name="T6"><text:s text:c="5"/></text:span></text:p>
      <text:p text:style-name="Standard"><text:span text:style-name="T6"><text:s text:c="9"/>1] <text:s/></text:span><text:span text:style-name="T5"><text:s/>Scope</text:span><text:span text:style-name="T6"> :- </text:span></text:p>
      <text:p text:style-name="Standard"><text:span text:style-name="T6"><text:s text:c="2"/></text:span></text:p>
      <text:p text:style-name="Standard"><text:span text:style-name="T6"><text:s text:c="10"/></text:span><text:span text:style-name="T8">The Scope of this project is to test all the features of an application through manul and <text:s text:c="3"/>automation testing Technoques .We Focused on the Register,Login,Chatnow,ShopProducts,Location,Cupons and Rewards Features .</text:span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><text:s text:c="4"/></text:span><text:span text:style-name="T9"><text:s text:c="4"/></text:span><text:span text:style-name="T11">2] <text:s/>Test Approach</text:span><text:span text:style-name="T10">: <text:s/></text:span></text:p>
      <text:p text:style-name="Standard"><text:span text:style-name="T8"/></text:p>
      <text:p text:style-name="Standard"><text:span text:style-name="T8"><text:s text:c="5"/></text:span><text:span text:style-name="T12">I</text:span><text:span text:style-name="T13">] </text:span><text:span text:style-name="T12"><text:s/></text:span><text:span text:style-name="T13">Types <text:s/>Of Testing</text:span><text:span text:style-name="T12"> : </text:span><text:span text:style-name="T8"><text:s/></text:span></text:p>
      <text:p text:style-name="Standard"><text:span text:style-name="T8"><text:s text:c="5"/></text:span></text:p>
      <text:p text:style-name="Standard"><text:span text:style-name="T8"><text:s text:c="5"/>a) <text:s/>unit testing</text:span></text:p>
      <text:p text:style-name="Standard"><text:span text:style-name="T8"><text:s text:c="3"/></text:span></text:p>
      <text:p text:style-name="Standard"><text:span text:style-name="T8"><text:s text:c="5"/>b) <text:s/>Functional Testing</text:span></text:p>
      <text:p text:style-name="Standard"><text:span text:style-name="T8"><text:s text:c="3"/></text:span></text:p>
      <text:list xml:id="list8348871549002471039" text:style-name="L1">
        <text:list-item>
          <text:p text:style-name="P1"><text:span text:style-name="T8">Smoke Testing</text:span></text:p>
        </text:list-item>
      </text:list>
      <text:p text:style-name="Standard"><text:span text:style-name="T8"/></text:p>
      <text:list xml:id="list5182711521664323938" text:style-name="L2">
        <text:list-item>
          <text:list>
            <text:list-item>
              <text:p text:style-name="P2"><text:span text:style-name="T8">Regression Testing</text:span></text:p>
            </text:list-item>
          </text:list>
        </text:list-item>
      </text:list>
      <text:p text:style-name="Standard"><text:span text:style-name="T8"/></text:p>
      <text:p text:style-name="Standard"><text:span text:style-name="T8"><text:s text:c="8"/>e) System Testing </text:span></text:p>
      <text:p text:style-name="Standard"><text:span text:style-name="T8"/></text:p>
      <text:p text:style-name="Standard"><text:span text:style-name="T8"><text:s text:c="8"/>f) <text:s/>Load Testing /Performance Testing</text:span></text:p>
      <text:p text:style-name="Standard"><text:span text:style-name="T8"><text:s text:c="2"/></text:span></text:p>
      <text:p text:style-name="Standard"><text:span text:style-name="T8"><text:s text:c="7"/>g) <text:s text:c="2"/>User acceptance testing</text:span></text:p>
      <text:p text:style-name="Standard"><text:span text:style-name="T8"/></text:p>
      <text:p text:style-name="Standard"><text:span text:style-name="T8"/></text:p>
      <text:p text:style-name="Standard"><text:span text:style-name="T8"><text:s text:c="5"/></text:span><text:span text:style-name="T10">II] <text:s text:c="3"/></text:span><text:span text:style-name="T11">Automation Tools</text:span></text:p>
      <text:p text:style-name="Standard"><text:span text:style-name="T8"/></text:p>
      <text:p text:style-name="Standard"><text:span text:style-name="T8"><text:s text:c="4"/>a) <text:s/>Automation testing using </text:span><text:span text:style-name="T9">BDD Specflow</text:span><text:span text:style-name="T8"> and </text:span><text:span text:style-name="T9">Selenium .</text:span></text:p>
      <text:p text:style-name="Standard"><text:span text:style-name="T8"/></text:p>
      <text:p text:style-name="Standard"><text:span text:style-name="T8"><text:s text:c="4"/>b) <text:s/>Automation testing using the </text:span><text:span text:style-name="T9">Selenium</text:span><text:span text:style-name="T8"> and </text:span><text:span text:style-name="T9">Nunit Framework.</text:span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><text:s text:c="7"/></text:span></text:p>
      <text:p text:style-name="Standard"><text:span text:style-name="T8"><text:s text:c="5"/></text:span><text:span text:style-name="T10"><text:s/></text:span><text:span text:style-name="T11">3] <text:s/>Test <text:s/>Environment :</text:span></text:p>
      <text:p text:style-name="Standard"><text:span text:style-name="T9"/></text:p>
      <text:p text:style-name="Standard"><text:span text:style-name="T9"><text:s text:c="5"/></text:span></text:p>
      <text:p text:style-name="Standard"><text:span text:style-name="T9"><text:s text:c="3"/>Below are the Few Locations that we are set for test envirinment </text:span></text:p>
      <text:p text:style-name="P3"><text:s text:c="4"/>1] Application and the System </text:p>
      <text:p text:style-name="P3"><text:s text:c="4"/>2] data from the tests </text:p>
      <text:p text:style-name="P3"><text:s text:c="4"/>3] Server for database </text:p>
      <text:p text:style-name="P3"><text:s text:c="4"/>4] Running environment for the front end </text:p>
      <text:p text:style-name="P3"><text:s text:c="4"/>5] An operating System for the client </text:p>
      <text:p text:style-name="P3"><text:s text:c="4"/>6] Browser </text:p>
      <text:p text:style-name="P3"><text:span text:style-name="T2"><text:s text:c="4"/>7] Network</text:span></text:p>
      <text:p text:style-name="P3"><text:span text:style-name="T9"/></text:p>
      <text:p text:style-name="P3"><text:span text:style-name="T9"/></text:p>
      <text:p text:style-name="P3"><text:soft-page-break/><text:span text:style-name="T9"/></text:p>
      <text:p text:style-name="P3"><text:span text:style-name="T9"/></text:p>
      <text:p text:style-name="P3"><text:span text:style-name="T2"><text:s text:c="11"/></text:span><text:span text:style-name="T5">4] <text:s text:c="2"/>Testing Tools:</text:span></text:p>
      <text:p text:style-name="P3"><text:span text:style-name="T5"><text:s text:c="2"/></text:span></text:p>
      <text:p text:style-name="P4"><text:s text:c="9"/>I] <text:s text:c="3"/><text:span text:style-name="T1">Selenium Automation</text:span> Tool Used For Automate The Test Script</text:p>
      <text:p text:style-name="P4"/>
      <text:p text:style-name="P4"/>
      <text:p text:style-name="P4"/>
      <text:p text:style-name="P4"><text:s text:c="11"/><text:span text:style-name="T5"><text:s/>5] <text:s/>Risk Analysis :-</text:span></text:p>
      <text:p text:style-name="P4"><text:span text:style-name="T5"/></text:p>
      <text:p text:style-name="P4"><text:span text:style-name="T5"><text:s text:c="8"/></text:span><text:span text:style-name="T16">1] Timelines </text:span></text:p>
      <text:p text:style-name="P3"><text:s text:c="9"/>2] Undefined Project Scope </text:p>
      <text:p text:style-name="P3"><text:s text:c="9"/>3] Insufficient Resources </text:p>
      <text:p text:style-name="P3"><text:s text:c="9"/>4] Continous Changing Requirements </text:p>
      <text:p text:style-name="P4"><text:span text:style-name="T5"><text:s text:c="7"/></text:span><text:span text:style-name="T1"><text:s/>5</text:span>] Natural Diasters</text:p>
      <text:p text:style-name="P4"><text:span text:style-name="T5"><text:s text:c="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30T14:18:48.26</meta:creation-date>
    <meta:document-statistic meta:table-count="0" meta:image-count="0" meta:object-count="0" meta:page-count="3" meta:paragraph-count="54" meta:word-count="187" meta:character-count="1623"/>
    <dc:date>2022-07-30T14:44:02.57</dc:date>
    <meta:editing-duration>PT5M24S</meta:editing-duration>
    <meta:editing-cycles>1</meta:editing-cycles>
    <meta:generator>OpenOffice/4.1.11$Win32 OpenOffice.org_project/4111m1$Build-9808</meta:generator>
  </office:meta>
</office:document-meta>
</file>